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6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2"/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colate Lava Cake</text:p>
      <text:p text:style-name="Standard"/>
      <text:h text:style-name="Heading_20_1" text:outline-level="1">Ingredients</text:h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Ingredients</text:p>
          </table:table-cell>
          <table:table-cell table:style-name="Table2.A1" office:value-type="string">
            <text:p text:style-name="Table_20_Contents">Pro Formula – Yields 10</text:p>
          </table:table-cell>
          <table:table-cell table:style-name="Table2.C1" office:value-type="string">
            <text:p text:style-name="Table_20_Contents">Home Recipe – Yields 5</text:p>
          </table:table-cell>
        </table:table-row>
        <table:table-row>
          <table:table-cell table:style-name="Table2.A2" office:value-type="string">
            <text:p text:style-name="P4">Cake Batter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rk semi-sweet chocolate</text:p>
          </table:table-cell>
          <table:table-cell table:style-name="Table2.A2" office:value-type="string">
            <text:p text:style-name="Table_20_Contents">14 ounces</text:p>
          </table:table-cell>
          <table:table-cell table:style-name="Table2.C2" office:value-type="string">
            <text:p text:style-name="Table_20_Contents">7 ounce bar</text:p>
          </table:table-cell>
        </table:table-row>
        <table:table-row>
          <table:table-cell table:style-name="Table2.A2" office:value-type="string">
            <text:p text:style-name="Table_20_Contents">Butter</text:p>
          </table:table-cell>
          <table:table-cell table:style-name="Table2.A2" office:value-type="string">
            <text:p text:style-name="Table_20_Contents">8 ounces</text:p>
          </table:table-cell>
          <table:table-cell table:style-name="Table2.C2" office:value-type="string">
            <text:p text:style-name="Table_20_Contents">8 Tbsp</text:p>
          </table:table-cell>
        </table:table-row>
        <table:table-row>
          <table:table-cell table:style-name="Table2.A2" office:value-type="string">
            <text:p text:style-name="Table_20_Contents">Vanilla extract</text:p>
          </table:table-cell>
          <table:table-cell table:style-name="Table2.A2" office:value-type="string">
            <text:p text:style-name="Table_20_Contents">2 tsp</text:p>
          </table:table-cell>
          <table:table-cell table:style-name="Table2.C2" office:value-type="string">
            <text:p text:style-name="Table_20_Contents">1 tsp</text:p>
          </table:table-cell>
        </table:table-row>
        <table:table-row>
          <table:table-cell table:style-name="Table2.A2" office:value-type="string">
            <text:p text:style-name="Table_20_Contents">Eggs – separated – room temperature</text:p>
          </table:table-cell>
          <table:table-cell table:style-name="Table2.B6" office:value-type="float" office:value="6">
            <text:p text:style-name="Table_20_Contents">6</text:p>
          </table:table-cell>
          <table:table-cell table:style-name="Table2.C6" office:value-type="float" office:value="3">
            <text:p text:style-name="Table_20_Contents">3</text:p>
          </table:table-cell>
        </table:table-row>
        <table:table-row>
          <table:table-cell table:style-name="Table2.A2" office:value-type="string">
            <text:p text:style-name="Table_20_Contents">Cake Flour – sifted</text:p>
          </table:table-cell>
          <table:table-cell table:style-name="Table2.A2" office:value-type="string">
            <text:p text:style-name="Table_20_Contents">3 ounces</text:p>
          </table:table-cell>
          <table:table-cell table:style-name="Table2.C2" office:value-type="string">
            <text:p text:style-name="Table_20_Contents">1/3 cup</text:p>
          </table:table-cell>
        </table:table-row>
        <table:table-row>
          <table:table-cell table:style-name="Table2.A2" office:value-type="string">
            <text:p text:style-name="Table_20_Contents">Salt</text:p>
          </table:table-cell>
          <table:table-cell table:style-name="Table2.A2" office:value-type="string">
            <text:p text:style-name="Table_20_Contents">¼ tsp</text:p>
          </table:table-cell>
          <table:table-cell table:style-name="Table2.C2" office:value-type="string">
            <text:p text:style-name="Table_20_Contents">1/8 tsp</text:p>
          </table:table-cell>
        </table:table-row>
        <table:table-row>
          <table:table-cell table:style-name="Table2.A2" office:value-type="string">
            <text:p text:style-name="Table_20_Contents">Cream of Tartar</text:p>
          </table:table-cell>
          <table:table-cell table:style-name="Table2.A2" office:value-type="string">
            <text:p text:style-name="Table_20_Contents">¼ tsp</text:p>
          </table:table-cell>
          <table:table-cell table:style-name="Table2.C2" office:value-type="string">
            <text:p text:style-name="Table_20_Contents">1/8 tsp</text:p>
          </table:table-cell>
        </table:table-row>
        <table:table-row>
          <table:table-cell table:style-name="Table2.A2" office:value-type="string">
            <text:p text:style-name="Table_20_Contents">Sugar</text:p>
          </table:table-cell>
          <table:table-cell table:style-name="Table2.A2" office:value-type="string">
            <text:p text:style-name="Table_20_Contents">4 ounces</text:p>
          </table:table-cell>
          <table:table-cell table:style-name="Table2.C2" office:value-type="string">
            <text:p text:style-name="Table_20_Contents">¼ cup</text:p>
          </table:table-cell>
        </table:table-row>
        <table:table-row>
          <table:table-cell table:style-name="Table2.A2" office:value-type="string">
            <text:p text:style-name="P4">Chocolate Lava Centers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rk semi-sweet chocolate</text:p>
          </table:table-cell>
          <table:table-cell table:style-name="Table2.A2" office:value-type="string">
            <text:p text:style-name="Table_20_Contents">4 ounces</text:p>
          </table:table-cell>
          <table:table-cell table:style-name="Table2.C2" office:value-type="string">
            <text:p text:style-name="Table_20_Contents">2 ounces</text:p>
          </table:table-cell>
        </table:table-row>
        <table:table-row>
          <table:table-cell table:style-name="Table2.A2" office:value-type="string">
            <text:p text:style-name="Table_20_Contents">Heavy cream</text:p>
          </table:table-cell>
          <table:table-cell table:style-name="Table2.A2" office:value-type="string">
            <text:p text:style-name="Table_20_Contents">3 ounces</text:p>
          </table:table-cell>
          <table:table-cell table:style-name="Table2.C2" office:value-type="string">
            <text:p text:style-name="Table_20_Contents">1.5 ounces</text:p>
          </table:table-cell>
        </table:table-row>
        <table:table-row>
          <table:table-cell table:style-name="Table2.A2" office:value-type="string">
            <text:p text:style-name="Table_20_Contents">Butter </text:p>
          </table:table-cell>
          <table:table-cell table:style-name="Table2.A2" office:value-type="string">
            <text:p text:style-name="Table_20_Contents">2 tsp</text:p>
          </table:table-cell>
          <table:table-cell table:style-name="Table2.C2" office:value-type="string">
            <text:p text:style-name="Table_20_Contents">1 tsp</text:p>
          </table:table-cell>
        </table:table-row>
      </table:table>
      <text:p text:style-name="Standard"/>
      <text:h text:style-name="Heading_20_1" text:outline-level="1">Cake Batter</text:h>
      <text:list xml:id="list4084977644262811677" text:style-name="L1">
        <text:list-item>
          <text:p text:style-name="P1">Chop the dark semi-sweet chocolate into pieces. <text:s/>Place into a meal bowl, add butter. <text:s/>Melt over a simmering waterbath <text:s/>Remove from heat.</text:p>
        </text:list-item>
        <text:list-item>
          <text:p text:style-name="P1">Add vanilla extract and 3 egg yolks. <text:s/>Whisk together until chocolate mixture is smooth.</text:p>
        </text:list-item>
        <text:list-item>
          <text:p text:style-name="P1">Add well sifted cake flour and gently incorporate into the above chocolate mixture.</text:p>
        </text:list-item>
        <text:list-item>
          <text:p text:style-name="P1">Place the 3 egg whites into a clean metal bowl, add salt and cream of tartar. <text:s/>Using a whisk, whip egg whites until soft peaks form. <text:s/>Continue to whisk while slowly sprinkling in the sugar.</text:p>
        </text:list-item>
        <text:list-item>
          <text:p text:style-name="P1">Using a rubber spatula, carefully fold 1/3<text:span text:style-name="T1">rd</text:span> o the egg whites into the chocolate mixture. <text:s/>Then fold in another 1/3<text:span text:style-name="T1">rd</text:span> of the egg whites <text:s/>Then fold in the last 1/3<text:span text:style-name="T1">rd</text:span> of the egg whites.</text:p>
        </text:list-item>
        <text:list-item>
          <text:p text:style-name="P1">Deposit the batter into large non-stick muffin tins. <text:s/>Fill ¾ full. <text:s/>Ramekins can also be used. Simply butter insides and dust with cocoa powder.</text:p>
        </text:list-item>
        <text:list-item>
          <text:p text:style-name="P1">Push a Chocolate Lava Center into the center of each cake batter. <text:s/>This creates the molten lava center.</text:p>
        </text:list-item>
        <text:list-item>
          <text:p text:style-name="P1">Bake at 375F degrees for 15 minutes. <text:s/>Do not over bake!</text:p>
        </text:list-item>
        <text:list-item>
          <text:p text:style-name="P1">Remove from oven, wait 5 minutes, then unmold onto a wire rack to cool.</text:p>
        </text:list-item>
      </text:list>
      <text:p text:style-name="Standard"/>
      <text:p text:style-name="Standard">Serve cakes warm! <text:s/>If you need <text:s/>to reheat, simply place in a microwave for 30 seconds.</text:p>
      <text:p text:style-name="Standard"/>
      <text:h text:style-name="Heading_20_1" text:outline-level="1"><text:soft-page-break/>Chocolate Lave Centers (ganache)</text:h>
      <text:list xml:id="list4231387889497638434" text:style-name="L2">
        <text:list-item>
          <text:p text:style-name="P3">Chop dark semi-sweet chocolate into pieces. <text:s/>Place into a metal bowl, heat heavy cream, pour over chocolate, and whisk until smooth. <text:s/>Add butter and whisk until incorporated.</text:p>
        </text:list-item>
        <text:list-item>
          <text:p text:style-name="P3">Place mixture into the refrigerator to cool. <text:s/>Every few minutes whisk the mixture until a frosting-like consistency is reached. <text:s/>If the mixture becomes firm slightly rewarm.</text:p>
        </text:list-item>
        <text:list-item>
          <text:p text:style-name="P3">Fill a pastry bag with the ganache. <text:s/>Pipe out cherry sized portions. <text:s/>Place these mounds into the freezer until ready to use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Conger</meta:initial-creator>
    <meta:creation-date>2016-03-18T13:32:36.35</meta:creation-date>
    <meta:document-statistic meta:table-count="1" meta:image-count="0" meta:object-count="0" meta:page-count="2" meta:paragraph-count="55" meta:word-count="384" meta:character-count="2104"/>
    <dc:date>2016-03-18T14:01:44.19</dc:date>
    <dc:creator>Keith Conger</dc:creator>
    <meta:editing-duration>PT13M57S</meta:editing-duration>
    <meta:editing-cycles>1</meta:editing-cycles>
    <meta:generator>OpenOffice/4.1.1$Win32 OpenOffice.org_project/411m6$Build-9775</meta:generator>
  </office:meta>
</office:document-meta>
</file>